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5cm" svg:height="10cm" svg:x="9cm" svg:y="3cm">
          <text:p text:style-name="P1">Match Contro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cm" svg:height="3.5cm" svg:x="24.5cm" svg:y="3cm">
          <text:p text:style-name="P1">Scoreboar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cm" svg:height="2cm" svg:x="24.5cm" svg:y="7cm">
          <text:p text:style-name="P1">Indicat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cm" svg:height="3cm" svg:x="24.5cm" svg:y="9.5cm">
          <text:p text:style-name="P1">Countdow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cm" svg:height="3.5cm" svg:x="9.5cm" svg:y="16.5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7cm" svg:x="2cm" svg:y="3cm">
          <text:p text:style-name="P1">Comm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17.5cm" svg:x2="9.5cm" svg:y2="17.5cm">
          <text:p text:style-name="P1">Update</text:p>
        </draw:line>
        <draw:line draw:style-name="gr2" draw:text-style-name="P2" draw:layer="layout" svg:x1="6cm" svg:y1="18.5cm" svg:x2="9.5cm" svg:y2="18.5cm">
          <text:p text:style-name="P1">GetUpdate</text:p>
        </draw:line>
        <draw:line draw:style-name="gr2" draw:text-style-name="P2" draw:layer="layout" svg:x1="9.5cm" svg:y1="19.5cm" svg:x2="6cm" svg:y2="19.5cm">
          <text:p text:style-name="P1">Hit</text:p>
        </draw:line>
        <draw:line draw:style-name="gr2" draw:text-style-name="P2" draw:layer="layout" svg:x1="9.5cm" svg:y1="17cm" svg:x2="6cm" svg:y2="17cm">
          <text:p text:style-name="P1">GoalFor</text:p>
        </draw:line>
        <draw:line draw:style-name="gr3" draw:text-style-name="P2" draw:layer="layout" svg:x1="6cm" svg:y1="8.5cm" svg:x2="9cm" svg:y2="8.5cm">
          <text:p text:style-name="P1">Goal</text:p>
        </draw:line>
        <draw:line draw:style-name="gr3" draw:text-style-name="P2" draw:layer="layout" svg:x1="6cm" svg:y1="10cm" svg:x2="9cm" svg:y2="10cm">
          <text:p text:style-name="P1">Faceoff</text:p>
        </draw:line>
        <draw:line draw:style-name="gr2" draw:text-style-name="P2" draw:layer="layout" svg:x1="6cm" svg:y1="4cm" svg:x2="9cm" svg:y2="4cm">
          <text:p text:style-name="P1">Start</text:p>
        </draw:line>
        <draw:line draw:style-name="gr3" draw:text-style-name="P2" draw:layer="layout" svg:x1="6cm" svg:y1="11cm" svg:x2="9cm" svg:y2="11cm">
          <text:p text:style-name="P1">Foul</text:p>
        </draw:line>
        <draw:line draw:style-name="gr2" draw:text-style-name="P2" draw:layer="layout" svg:x1="21.5cm" svg:y1="10cm" svg:x2="24.5cm" svg:y2="10cm">
          <text:p text:style-name="P1">Set</text:p>
        </draw:line>
        <draw:line draw:style-name="gr2" draw:text-style-name="P2" draw:layer="layout" svg:x1="21.5cm" svg:y1="11cm" svg:x2="24.5cm" svg:y2="11cm">
          <text:p text:style-name="P1">Cancel</text:p>
        </draw:line>
        <draw:line draw:style-name="gr2" draw:text-style-name="P2" draw:layer="layout" svg:x1="15cm" svg:y1="13cm" svg:x2="15cm" svg:y2="16.5cm">
          <text:p text:style-name="P1">InPlay</text:p>
        </draw:line>
        <draw:line draw:style-name="gr2" draw:text-style-name="P2" draw:layer="layout" svg:x1="16cm" svg:y1="13cm" svg:x2="16cm" svg:y2="16.5cm">
          <text:p text:style-name="P1">Halt</text:p>
        </draw:line>
        <draw:line draw:style-name="gr2" draw:text-style-name="P2" draw:layer="layout" svg:x1="17cm" svg:y1="13cm" svg:x2="17cm" svg:y2="16.5cm">
          <text:p text:style-name="P1">Serve</text:p>
        </draw:line>
        <draw:line draw:style-name="gr3" draw:text-style-name="P2" draw:layer="layout" svg:x1="6cm" svg:y1="12cm" svg:x2="9cm" svg:y2="12cm">
          <text:p text:style-name="P1">Serve</text:p>
        </draw:line>
        <draw:line draw:style-name="gr2" draw:text-style-name="P2" draw:layer="layout" svg:x1="18cm" svg:y1="16.5cm" svg:x2="18cm" svg:y2="13cm">
          <text:p text:style-name="P1">Served</text:p>
        </draw:line>
        <draw:line draw:style-name="gr2" draw:text-style-name="P2" draw:layer="layout" svg:x1="19.5cm" svg:y1="16.5cm" svg:x2="19.5cm" svg:y2="13cm">
          <text:p text:style-name="P1">GoalAgainst</text:p>
        </draw:line>
        <draw:line draw:style-name="gr2" draw:text-style-name="P2" draw:layer="layout" svg:x1="21cm" svg:y1="16.5cm" svg:x2="21cm" svg:y2="13cm">
          <text:p text:style-name="P1">Foul</text:p>
        </draw:line>
        <draw:line draw:style-name="gr2" draw:text-style-name="P2" draw:layer="layout" svg:x1="24.5cm" svg:y1="12cm" svg:x2="21.5cm" svg:y2="12cm">
          <text:p text:style-name="P1">Timeout</text:p>
        </draw:line>
        <draw:line draw:style-name="gr2" draw:text-style-name="P2" draw:layer="layout" svg:x1="27cm" svg:y1="1.5cm" svg:x2="27cm" svg:y2="3cm">
          <text:p text:style-name="P1">Mid</text:p>
        </draw:line>
        <draw:line draw:style-name="gr2" draw:text-style-name="P2" draw:layer="layout" svg:x1="4.5cm" svg:y1="1.5cm" svg:x2="4.5cm" svg:y2="3cm">
          <text:p text:style-name="P1">Master</text:p>
        </draw:line>
        <draw:line draw:style-name="gr2" draw:text-style-name="P2" draw:layer="layout" svg:x1="21.5cm" svg:y1="4cm" svg:x2="24.5cm" svg:y2="4cm">
          <text:p text:style-name="P1">Score</text:p>
        </draw:line>
        <draw:line draw:style-name="gr2" draw:text-style-name="P2" draw:layer="layout" svg:x1="21.5cm" svg:y1="5cm" svg:x2="24.5cm" svg:y2="5cm">
          <text:p text:style-name="P1">newGame</text:p>
        </draw:line>
        <draw:line draw:style-name="gr2" draw:text-style-name="P2" draw:layer="layout" svg:x1="21.5cm" svg:y1="7cm" svg:x2="24.5cm" svg:y2="7cm">
          <text:p text:style-name="P1">Serve</text:p>
        </draw:line>
        <draw:line draw:style-name="gr2" draw:text-style-name="P2" draw:layer="layout" svg:x1="21.5cm" svg:y1="8.5cm" svg:x2="24.5cm" svg:y2="8.5cm">
          <text:p text:style-name="P1">FaceOff</text:p>
        </draw:line>
        <draw:line draw:style-name="gr2" draw:text-style-name="P2" draw:layer="layout" svg:x1="21.5cm" svg:y1="8cm" svg:x2="24.5cm" svg:y2="8cm">
          <text:p text:style-name="P1">Status</text:p>
        </draw:line>
        <draw:line draw:style-name="gr3" draw:text-style-name="P2" draw:layer="layout" svg:x1="6cm" svg:y1="6cm" svg:x2="9cm" svg:y2="6cm">
          <text:p text:style-name="P1">End</text:p>
        </draw:line>
        <draw:line draw:style-name="gr2" draw:text-style-name="P2" draw:layer="layout" svg:x1="12.5cm" svg:y1="13cm" svg:x2="12.5cm" svg:y2="16.5cm">
          <text:p text:style-name="P1">Place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2-27T23:23:04</meta:creation-date>
    <dc:date>2009-02-28T14:33:29</dc:date>
    <meta:print-date>2009-02-28T14:02:13</meta:print-date>
    <meta:editing-cycles>4</meta:editing-cycles>
    <meta:editing-duration>PT7H41M43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